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28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7.243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6.454cm"/>
    </style:style>
    <style:style style:name="co13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37"/>
    <style:style style:name="ce5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70" style:family="table-cell" style:parent-style-name="Default" style:data-style-name="N37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2" style:family="table-cell" style:parent-style-name="Default">
      <style:text-properties fo:font-size="10.5pt" style:font-size-asian="10.5pt" style:font-size-complex="10.5pt"/>
    </style:style>
    <style:style style:name="ce5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6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9"/>
        <table:table-column table:style-name="co2" table:default-cell-style-name="ce39"/>
        <table:table-column table:style-name="co1" table:default-cell-style-name="ce46"/>
        <table:table-column table:style-name="co1" table:number-columns-repeated="2" table:default-cell-style-name="ce39"/>
        <table:table-column table:style-name="co3" table:default-cell-style-name="Default"/>
        <table:table-column table:style-name="co4" table:default-cell-style-name="Default"/>
        <table:table-column table:style-name="co5" table:default-cell-style-name="ce46"/>
        <table:table-column table:style-name="co6" table:default-cell-style-name="Default"/>
        <table:table-column table:style-name="co1" table:default-cell-style-name="ce46"/>
        <table:table-column table:style-name="co7" table:default-cell-style-name="ce46"/>
        <table:table-column table:style-name="co1" table:number-columns-repeated="4" table:default-cell-style-name="Default"/>
        <table:table-column table:style-name="co1" table:number-columns-repeated="2" table:default-cell-style-name="ce39"/>
        <table:table-column table:style-name="co2" table:default-cell-style-name="ce39"/>
        <table:table-column table:style-name="co1" table:default-cell-style-name="ce46"/>
        <table:table-column table:style-name="co1" table:default-cell-style-name="ce74"/>
        <table:table-column table:style-name="co1" table:default-cell-style-name="ce46"/>
        <table:table-row table:style-name="ro1">
          <table:table-cell/>
          <table:table-cell table:style-name="ce4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49"/>
          <table:covered-table-cell table:number-columns-repeated="3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9"/>
          <table:table-cell table:style-name="ce7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44" office:value-type="string" calcext:value-type="string" table:number-columns-spanned="1" table:number-rows-spanned="2">
            <text:p>QSS002</text:p>
          </table:table-cell>
          <table:table-cell table:style-name="ce47" office:value-type="string" calcext:value-type="string" table:number-columns-spanned="1" table:number-rows-spanned="2">
            <text:p>NAME</text:p>
          </table:table-cell>
          <table:table-cell table:style-name="ce50" office:value-type="string" calcext:value-type="string" table:number-columns-spanned="2" table:number-rows-spanned="2">
            <text:p>SHAHREEM</text:p>
          </table:table-cell>
          <table:covered-table-cell/>
          <table:table-cell table:style-name="ce52" office:value-type="string" calcext:value-type="string" table:number-columns-spanned="1" table:number-rows-spanned="2">
            <text:p>STOCK AMOUNT</text:p>
          </table:table-cell>
          <table:table-cell table:style-name="ce58" table:formula="of:=SUM([.E$1:.E$1048576])" office:value-type="float" office:value="166088" calcext:value-type="float" table:number-columns-spanned="1" table:number-rows-spanned="2">
            <text:p>166088</text:p>
          </table:table-cell>
          <table:table-cell table:style-name="ce60" office:value-type="string" calcext:value-type="string" table:number-columns-spanned="1" table:number-rows-spanned="2">
            <text:p>DEBIT</text:p>
          </table:table-cell>
          <table:table-cell table:style-name="ce27" table:formula="of:=([.M10]-[.H9])" office:value-type="float" office:value="440845" calcext:value-type="float" table:number-columns-spanned="1" table:number-rows-spanned="2">
            <text:p>440845</text:p>
          </table:table-cell>
          <table:table-cell table:style-name="ce67"/>
          <table:table-cell table:style-name="ce7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style-name="ce8"/>
          <table:covered-table-cell table:number-columns-repeated="4"/>
          <table:covered-table-cell table:style-name="ce8"/>
          <table:covered-table-cell table:style-name="ce65"/>
          <table:table-cell table:style-name="ce67"/>
          <table:covered-table-cell table:style-name="ce8"/>
          <table:table-cell table:number-columns-repeated="4"/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75" office:value-type="string" calcext:value-type="string" table:number-columns-spanned="1" table:number-rows-spanned="2">
            <text:p>RATE</text:p>
          </table:table-cell>
          <table:table-cell table:style-name="ce47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51"/>
          <table:table-cell table:style-name="ce53" table:number-columns-repeated="2"/>
          <table:table-cell table:style-name="ce61"/>
          <table:table-cell/>
          <table:table-cell table:style-name="ce68" office:value-type="string" calcext:value-type="string" table:number-columns-spanned="1" table:number-rows-spanned="2">
            <text:p>DATE</text:p>
          </table:table-cell>
          <table:table-cell table:style-name="ce68" office:value-type="string" calcext:value-type="string" table:number-columns-spanned="1" table:number-rows-spanned="2">
            <text:p>AMOUNT</text:p>
          </table:table-cell>
          <table:table-cell/>
          <table:table-cell table:style-name="ce53"/>
          <table:table-cell table:number-columns-repeated="2"/>
          <table:covered-table-cell table:number-columns-repeated="3" table:style-name="ce42"/>
          <table:covered-table-cell table:style-name="ce48"/>
          <table:covered-table-cell table:style-name="ce76"/>
          <table:covered-table-cell table:style-name="ce48"/>
        </table:table-row>
        <table:table-row table:style-name="ro2">
          <table:table-cell/>
          <table:table-cell table:style-name="ce45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55" office:value-type="string" calcext:value-type="string">
            <text:p>Total Phones</text:p>
          </table:table-cell>
          <table:table-cell table:style-name="ce59"/>
          <table:table-cell table:style-name="ce48" office:value-type="string" calcext:value-type="string">
            <text:p>total paid amount</text:p>
          </table:table-cell>
          <table:table-cell table:style-name="ce66"/>
          <table:covered-table-cell table:number-columns-repeated="2" table:style-name="ce69"/>
          <table:table-cell/>
          <table:table-cell table:style-name="ce47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56" table:formula="of:=SUM([.C$1:.C$1048576])" office:value-type="float" office:value="17" calcext:value-type="float">
            <text:p>17</text:p>
          </table:table-cell>
          <table:table-cell/>
          <table:table-cell table:style-name="ce62" table:formula="of:=SUM([.K$1:.K$1048576])" office:value-type="float" office:value="0" calcext:value-type="float">
            <text:p>0</text:p>
          </table:table-cell>
          <table:table-cell/>
          <table:table-cell table:style-name="ce7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7" table:formula="of:=SUM([.U$1:.U$1048576])" office:value-type="float" office:value="440845" calcext:value-type="float" table:number-columns-spanned="2" table:number-rows-spanned="2">
            <text:p>440845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10]*[.S10])" office:value-type="float" office:value="1750" calcext:value-type="float">
            <text:p>1750</text:p>
          </table:table-cell>
        </table:table-row>
        <table:table-row table:style-name="ro2">
          <table:table-cell table:number-columns-repeated="8"/>
          <table:table-cell table:style-name="ce6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9490" calcext:value-type="float">
            <text:p>9490</text:p>
          </table:table-cell>
          <table:table-cell table:style-name="ce39" table:formula="of:=([.T11]*[.S11])" office:value-type="float" office:value="9490" calcext:value-type="float">
            <text:p>9490</text:p>
          </table:table-cell>
        </table:table-row>
        <table:table-row table:style-name="ro2"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0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41" office:value-type="string" calcext:value-type="string" table:number-columns-spanned="1" table:number-rows-spanned="2">
            <text:p>RATE</text:p>
          </table:table-cell>
          <table:table-cell table:style-name="ce4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63"/>
          <table:table-cell table:number-columns-repeated="7"/>
          <table:table-cell office:value-type="float" office:value="5" calcext:value-type="float">
            <text:p>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1490" calcext:value-type="float">
            <text:p>21490</text:p>
          </table:table-cell>
          <table:table-cell table:style-name="ce39" table:formula="of:=([.T12]*[.S12])" office:value-type="float" office:value="21490" calcext:value-type="float">
            <text:p>21490</text:p>
          </table:table-cell>
        </table:table-row>
        <table:table-row table:style-name="ro1">
          <table:covered-table-cell table:number-columns-repeated="2" table:style-name="ce42"/>
          <table:covered-table-cell table:style-name="ce48"/>
          <table:covered-table-cell table:number-columns-repeated="2" table:style-name="ce42"/>
          <table:table-cell table:number-columns-repeated="3"/>
          <table:table-cell table:style-name="ce53"/>
          <table:table-cell/>
          <table:table-cell table:style-name="ce61"/>
          <table:table-cell table:number-columns-repeated="4"/>
          <table:table-cell office:value-type="float" office:value="6" calcext:value-type="float">
            <text:p>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5990" calcext:value-type="float">
            <text:p>25990</text:p>
          </table:table-cell>
          <table:table-cell table:style-name="ce39" table:formula="of:=([.T13]*[.S13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57" table:number-columns-repeated="2"/>
          <table:table-cell table:style-name="ce61" table:number-columns-repeated="2"/>
          <table:table-cell table:number-columns-repeated="7"/>
          <table:table-cell table:style-name="ce72"/>
          <table:table-cell table:number-columns-repeated="2"/>
          <table:table-cell table:style-name="ce39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57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6]*[.C16])" office:value-type="float" office:value="1750" calcext:value-type="float">
            <text:p>1750</text:p>
          </table:table-cell>
          <table:table-cell table:style-name="ce57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MI 9 <text:s/>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57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550" calcext:value-type="float">
            <text:p>1550</text:p>
          </table:table-cell>
          <table:table-cell table:style-name="ce39" table:formula="of:=([.T17]*[.S17])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8]*[.C18])" office:value-type="float" office:value="1550" calcext:value-type="float">
            <text:p>155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18]*[.S18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9]*[.C19])" office:value-type="float" office:value="5999" calcext:value-type="float">
            <text:p>5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5999" calcext:value-type="float">
            <text:p>5999</text:p>
          </table:table-cell>
          <table:table-cell table:style-name="ce39" table:formula="of:=([.T19]*[.S19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0]*[.C20])" office:value-type="float" office:value="7499" calcext:value-type="float">
            <text:p>74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20]*[.S20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1]*[.C21])" office:value-type="float" office:value="10999" calcext:value-type="float">
            <text:p>10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21]*[.S21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22]*[.C22])" office:value-type="float" office:value="22999" calcext:value-type="float">
            <text:p>22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51 6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22999" calcext:value-type="float">
            <text:p>22999</text:p>
          </table:table-cell>
          <table:table-cell table:style-name="ce39" table:formula="of:=([.T22]*[.S22])"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3]*[.C23])" office:value-type="float" office:value="1750" calcext:value-type="float">
            <text:p>17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23]*[.S23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4]*[.C24])" office:value-type="float" office:value="1250" calcext:value-type="float">
            <text:p>12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250" calcext:value-type="float">
            <text:p>1250</text:p>
          </table:table-cell>
          <table:table-cell table:style-name="ce39"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13999" calcext:value-type="float">
            <text:p>13999</text:p>
          </table:table-cell>
          <table:table-cell table:style-name="Default" table:formula="of:=([.D25]*[.C25])" office:value-type="float" office:value="13999" calcext:value-type="float">
            <text:p>13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9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9999" calcext:value-type="float">
            <text:p>9999</text:p>
          </table:table-cell>
          <table:table-cell table:style-name="Default" table:formula="of:=([.D26]*[.C26])" office:value-type="float" office:value="9999" calcext:value-type="float">
            <text:p>9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6999" calcext:value-type="float">
            <text:p>16999</text:p>
          </table:table-cell>
          <table:table-cell table:style-name="ce39" table:formula="of:=([.T26]*[.S26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4" office:value-type="float" office:value="16999" calcext:value-type="float">
            <text:p>16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3999" calcext:value-type="float">
            <text:p>13999</text:p>
          </table:table-cell>
          <table:table-cell table:style-name="ce39" table:formula="of:=([.T27]*[.S2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RU FM PLUS WHITE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M02S 3/32 RED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28]*[.S28])" office:value-type="float" office:value="8999" calcext:value-type="float">
            <text:p>8999</text:p>
          </table:table-cell>
        </table:table-row>
        <table:table-row table:style-name="ro1">
          <table:table-cell/>
          <table:table-cell table:style-name="Default" office:value-type="string" calcext:value-type="string">
            <text:p>9 POWER GREEN IQBAL DUE</text:p>
          </table:table-cell>
          <table:table-cell table:style-name="Default" table:number-columns-repeated="2"/>
          <table:table-cell table:style-name="Default" office:value-type="float" office:value="8999" calcext:value-type="float">
            <text:p>899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6999" calcext:value-type="float">
            <text:p>16999</text:p>
          </table:table-cell>
          <table:table-cell office:value-type="float" office:value="16999" calcext:value-type="float">
            <text:p>16999</text:p>
          </table:table-cell>
        </table:table-row>
        <table:table-row table:style-name="ro1">
          <table:table-cell/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16999" calcext:value-type="float">
            <text:p>16999</text:p>
          </table:table-cell>
          <table:table-cell table:style-name="ce46" office:value-type="float" office:value="16999" calcext:value-type="float">
            <text:p>16999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4" office:value-type="float" office:value="21999" calcext:value-type="float">
            <text:p>21999</text:p>
          </table:table-cell>
        </table:table-row>
        <table:table-row table:style-name="ro1">
          <table:table-cell/>
          <table:table-cell office:value-type="string" calcext:value-type="string">
            <text:p>SM A32 6/128 BLACK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21999" calcext:value-type="float">
            <text:p>21999</text:p>
          </table:table-cell>
          <table:table-cell table:style-name="ce46" office:value-type="float" office:value="21999" calcext:value-type="float">
            <text:p>21999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F12 4/64 GRE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99" calcext:value-type="float">
            <text:p>10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5" calcext:value-type="float">
            <text:p>25</text:p>
          </table:table-cell>
          <table:table-cell table:style-name="ce72" office:value-type="date" office:date-value="2021-06-12" calcext:value-type="date">
            <text:p>12/06/21</text:p>
          </table:table-cell>
          <table:table-cell office:value-type="string" calcext:value-type="string">
            <text:p>SAM A31 6/128 WHITE (FROM B-4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72" office:value-type="date" office:date-value="2021-06-14" calcext:value-type="date">
            <text:p>14/06/21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74" office:value-type="float" office:value="13999" calcext:value-type="float">
            <text:p>13999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3"/>
          <table:table-cell table:style-name="ce72" office:value-type="date" office:date-value="2021-06-14" calcext:value-type="date">
            <text:p>14/06/21</text:p>
          </table:table-cell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4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4" office:value-type="float" office:value="21999" calcext:value-type="float">
            <text:p>21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style-name="ce74" office:value-type="float" office:value="9999" calcext:value-type="float">
            <text:p>9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4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4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6" calcext:value-type="date">
            <text:p>16/06/21</text:p>
          </table:table-cell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Default" table:formula="of:=([.T39]*[.S39])" office:value-type="float" office:value="21999" calcext:value-type="float">
            <text:p>21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7" calcext:value-type="date">
            <text:p>17/06/21</text:p>
          </table:table-cell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7" calcext:value-type="date">
            <text:p>17/06/21</text:p>
          </table:table-cell>
          <table:table-cell office:value-type="string" calcext:value-type="string">
            <text:p>SM A32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 table:number-rows-repeated="10485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39"/>
        <table:table-column table:style-name="co8" table:default-cell-style-name="ce39"/>
        <table:table-column table:style-name="co9" table:default-cell-style-name="ce8"/>
        <table:table-column table:style-name="co9" table:default-cell-style-name="ce39"/>
        <table:table-column table:style-name="co10" table:default-cell-style-name="ce157"/>
        <table:table-column table:style-name="co1" table:default-cell-style-name="Default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Default"/>
        <table:table-column table:style-name="co13" table:default-cell-style-name="Default"/>
        <table:table-column table:style-name="co1" table:number-columns-repeated="1013" table:default-cell-style-name="Default"/>
        <table:table-row table:style-name="ro4">
          <table:table-cell table:style-name="ce64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64"/>
          <table:table-cell table:style-name="ce156"/>
          <table:table-cell table:style-name="ce162"/>
          <table:table-cell table:style-name="ce54" table:number-columns-repeated="3"/>
          <table:table-cell table:style-name="ce162" table:number-columns-repeated="1015"/>
        </table:table-row>
        <table:table-row table:style-name="ro1">
          <table:table-cell/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S002</text:p>
          </table:table-cell>
          <table:covered-table-cell table:style-name="ce153"/>
          <table:table-cell table:style-name="ce41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65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53"/>
          <table:table-cell table:style-name="ce164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63" table:formula="of:=SUM([.E$1:.E$1048576])" office:value-type="float" office:value="53298" calcext:value-type="float" table:number-columns-spanned="2" table:number-rows-spanned="2">
            <text:p>53298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3"/>
          <table:table-cell table:style-name="ce47" office:value-type="string" calcext:value-type="string" table:number-columns-spanned="1" table:number-rows-spanned="2">
            <text:p>DATE</text:p>
          </table:table-cell>
          <table:table-cell table:style-name="ce47" office:value-type="string" calcext:value-type="string" table:number-columns-spanned="1" table:number-rows-spanned="2">
            <text:p>TO BRANCH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163"/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SOLD TO</text:p>
          </table:table-cell>
          <table:table-cell table:style-name="ce41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48"/>
          <table:covered-table-cell table:style-name="ce42"/>
          <table:table-cell table:style-name="ce163"/>
          <table:table-cell table:number-columns-repeated="1014"/>
        </table:table-row>
        <table:table-row table:style-name="ro1">
          <table:covered-table-cell table:number-columns-repeated="2" table:style-name="ce42"/>
          <table:covered-table-cell table:style-name="ce48"/>
          <table:covered-table-cell table:style-name="ce42"/>
          <table:covered-table-cell table:style-name="ce160"/>
          <table:table-cell table:number-columns-repeated="2"/>
          <table:table-cell table:style-name="Default" office:value-type="string" calcext:value-type="string">
            <text:p>B-1</text:p>
          </table:table-cell>
          <table:table-cell table:style-name="ce39" office:value-type="string" calcext:value-type="string">
            <text:p>M01 3/32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table:formula="of:=TODAY()" office:value-type="date" office:date-value="2021-06-17" calcext:value-type="date">
            <text:p>17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/>
          <table:table-cell office:value-type="string" calcext:value-type="string">
            <text:p>headoffice</text:p>
          </table:table-cell>
          <table:table-cell table:style-name="ce39" office:value-type="string" calcext:value-type="string">
            <text:p>OPPO F19 PRO 8/128 BLACK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office:value-type="string" calcext:value-type="string">
            <text:p>MOHD UMAR</text:p>
          </table:table-cell>
          <table:table-cell office:value-type="float" office:value="350018551090937" calcext:value-type="float">
            <text:p>350018551090937</text:p>
          </table:table-cell>
          <table:table-cell table:style-name="ce39" office:value-type="float" office:value="5550" calcext:value-type="float">
            <text:p>5550</text:p>
          </table:table-cell>
          <table:table-cell table:number-columns-repeated="2"/>
          <table:table-cell office:value-type="string" calcext:value-type="string">
            <text:p>headoffice</text:p>
          </table:table-cell>
          <table:table-cell table:style-name="ce39" office:value-type="string" calcext:value-type="string">
            <text:p>OPPO F19 PRO + 8/128 SILVER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2 6/128 BLUE</text:p>
          </table:table-cell>
          <table:table-cell office:value-type="string" calcext:value-type="string">
            <text:p>WAHAB ALI</text:p>
          </table:table-cell>
          <table:table-cell office:value-type="float" office:value="353089183159155" calcext:value-type="float">
            <text:p>353089183159155</text:p>
          </table:table-cell>
          <table:table-cell office:value-type="float" office:value="6950" calcext:value-type="float">
            <text:p>6950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style-name="ce39" office:value-type="string" calcext:value-type="string">
            <text:p>SAM A32 6/128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office:value-type="string" calcext:value-type="string">
            <text:p>Waseem</text:p>
          </table:table-cell>
          <table:table-cell office:value-type="float" office:value="350766962668887" calcext:value-type="float">
            <text:p>350766962668887</text:p>
          </table:table-cell>
          <table:table-cell table:style-name="ce39" office:value-type="float" office:value="4550" calcext:value-type="float">
            <text:p>4550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style-name="ce39" office:value-type="string" calcext:value-type="string">
            <text:p>REALME C12 3/32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OPPO A15 2/32 BLACK</text:p>
          </table:table-cell>
          <table:table-cell office:value-type="string" calcext:value-type="string">
            <text:p>Tahir Husain</text:p>
          </table:table-cell>
          <table:table-cell office:value-type="float" office:value="862853059876416" calcext:value-type="float">
            <text:p>862853059876416</text:p>
          </table:table-cell>
          <table:table-cell table:style-name="ce39" office:value-type="float" office:value="9000" calcext:value-type="float">
            <text:p>9000</text:p>
          </table:table-cell>
          <table:table-cell office:value-type="string" calcext:value-type="string">
            <text:p>490 Discount</text:p>
          </table:table-cell>
          <table:table-cell/>
          <table:table-cell office:value-type="string" calcext:value-type="string">
            <text:p>B-1</text:p>
          </table:table-cell>
          <table:table-cell table:style-name="ce39" office:value-type="string" calcext:value-type="string">
            <text:p>SM A31 6/128 BLUE</text:p>
          </table:table-cell>
          <table:table-cell table:number-columns-repeated="1015"/>
        </table:table-row>
        <table:table-row table:style-name="ro1">
          <table:table-cell table:style-name="ce72"/>
          <table:table-cell office:value-type="string" calcext:value-type="string">
            <text:p>SAM A31 6/128 WHITE</text:p>
          </table:table-cell>
          <table:table-cell office:value-type="string" calcext:value-type="string">
            <text:p>shahadat Ali</text:p>
          </table:table-cell>
          <table:table-cell/>
          <table:table-cell table:style-name="ce39" office:value-type="float" office:value="16999" calcext:value-type="float">
            <text:p>16999</text:p>
          </table:table-cell>
          <table:table-cell office:value-type="string" calcext:value-type="string">
            <text:p>2000 borrowed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Default" office:value-type="string" calcext:value-type="string">
            <text:p>SAM F12 4/64 GREEN</text:p>
          </table:table-cell>
          <table:table-cell table:style-name="Default" office:value-type="string" calcext:value-type="string">
            <text:p>FIROZ HAIDER</text:p>
          </table:table-cell>
          <table:table-cell table:style-name="ce163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M02S 3/32 RED</text:p>
          </table:table-cell>
          <table:table-cell office:value-type="string" calcext:value-type="string">
            <text:p>IQBAL KHAN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A31 6/128 WHITE</text:p>
          </table:table-cell>
          <table:table-cell office:value-type="string" calcext:value-type="string">
            <text:p>salman husain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1 6/128 WHITE</text:p>
          </table:table-cell>
          <table:table-cell office:value-type="string" calcext:value-type="string">
            <text:p>SHARIK</text:p>
          </table:table-cell>
          <table:table-cell table:style-name="ce74"/>
          <table:table-cell table:style-name="Default"/>
          <table:table-cell table:number-columns-repeated="1019"/>
        </table:table-row>
        <table:table-row table:style-name="ro1">
          <table:table-cell table:style-name="ce72"/>
          <table:table-cell office:value-type="string" calcext:value-type="string">
            <text:p>SM A31 6/128 WHITE</text:p>
          </table:table-cell>
          <table:table-cell office:value-type="string" calcext:value-type="string">
            <text:p>shahadat Ali</text:p>
          </table:table-cell>
          <table:table-cell table:style-name="ce74"/>
          <table:table-cell table:style-name="Default"/>
          <table:table-cell table:number-columns-repeated="1019"/>
        </table:table-row>
        <table:table-row table:style-name="ro1">
          <table:table-cell table:style-name="ce72"/>
          <table:table-cell office:value-type="string" calcext:value-type="string">
            <text:p>GURU FM PLUS</text:p>
          </table:table-cell>
          <table:table-cell office:value-type="string" calcext:value-type="string">
            <text:p>FAHEEM</text:p>
          </table:table-cell>
          <table:table-cell table:style-name="ce74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DMI 9 4/64 BLUE</text:p>
          </table:table-cell>
          <table:table-cell office:value-type="string" calcext:value-type="string">
            <text:p>IQBAL KHAN</text:p>
          </table:table-cell>
          <table:table-cell/>
          <table:table-cell table:style-name="ce39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8:43:32.374763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17T18:44:56.850848057</dc:date>
    <meta:editing-duration>PT2H52M50S</meta:editing-duration>
    <meta:editing-cycles>71</meta:editing-cycles>
    <meta:generator>LibreOffice/7.0.5.2$Linux_X86_64 LibreOffice_project/00$Build-2</meta:generator>
    <meta:document-statistic meta:table-count="2" meta:cell-count="377" meta:object-count="0"/>
  </office:meta>
</office:document-meta>
</file>